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oto Sans" svg:font-family="'Noto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Noto Sans" officeooo:rsid="001d2c09" officeooo:paragraph-rsid="001d2c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line BS:</text:p>
      <text:p text:style-name="P1"/>
      <text:p text:style-name="P1">Essays:</text:p>
      <text:p text:style-name="P1">Me Talk Pretty One Day</text:p>
      <text:p text:style-name="P1">Arm Wrestling with My Father</text:p>
      <text:p text:style-name="P1"/>
      <text:p text:style-name="P1">Just Walk on By </text:p>
      <text:p text:style-name="P1">In Defense of Talk Shows</text:p>
      <text:p text:style-name="P1"/>
      <text:p text:style-name="P1">In Bed</text:p>
      <text:p text:style-name="P1">How to Poison the Ear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oto Sans" svg:font-family="'Noto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09:02:24.078824458</meta:creation-date>
    <dc:date>2016-10-28T09:20:52.621833612</dc:date>
    <meta:editing-duration>PT18M29S</meta:editing-duration>
    <meta:editing-cycles>1</meta:editing-cycles>
    <meta:document-statistic meta:table-count="0" meta:image-count="0" meta:object-count="0" meta:page-count="1" meta:paragraph-count="8" meta:word-count="29" meta:character-count="137" meta:non-whitespace-character-count="115"/>
    <meta:generator>LibreOffice/5.2.2.2.0$Linux_X86_64 LibreOffice_project/20m0$Build-2</meta:generator>
  </office:meta>
</office:document-meta>
</file>